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1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15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CO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Controle de Processos (SICOP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6">
            <text:p>Dados sobre tramitação de processos (minerários e administrativos) do Sistema de Controle de Processos da ANM. São disponibilizados número do processo, órgão de origem e destino, datas de movimentação e recebimento e interessado, todos relativos apenas a processos físicos ainda não digitalizados ou processos em fase de digitalização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6">
            <text:p>https://dadosabertos.anm.gov.br/SICOP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6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ecursos</text:p>
          </table:table-cell>
          <table:table-cell office:value-type="string" table:style-name="ce7">
            <text:p><text:a xlink:href="#Recursos.A2">Sicop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tiquetas</text:p>
          </table:table-cell>
          <table:table-cell office:value-type="string" table:style-name="ce6">
            <text:p>SICOP, Controle de Processos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3">
            <text:p>Sicop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4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5">
            <text:p>Informações sobre processos (minerários e administrativos) abrangendo dados sobre número do processo, órgão de origem e destino, data e hora da movimentação e recebimento, motivo e nome da empresa. Lembrando que, neste conjunto de dados consta somente a última movimentação de cada processo da base de dados do SICOP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5">
            <text:p>https://dadosabertos.anm.gov.br/SICOP/Sicop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Processo</text:p>
          </table:table-cell>
          <table:table-cell office:value-type="string" table:style-name="ce6">
            <text:p>Número do processo.</text:p>
          </table:table-cell>
          <table:table-cell office:value-type="string" table:style-name="ce6">
            <text:p>Alfanumérico</text:p>
          </table:table-cell>
          <table:table-cell office:value-type="string" table:style-name="ce6">
            <text:p>NNNNNNNNNNN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6">
            <text:p>Órgão de origem</text:p>
          </table:table-cell>
          <table:table-cell office:value-type="string" table:style-name="ce6">
            <text:p>Órgão público, setor, departamento ou empresa que encaminhou o processo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4">
          <table:table-cell/>
          <table:table-cell office:value-type="string" table:style-name="ce6">
            <text:p>Órgão de destino</text:p>
          </table:table-cell>
          <table:table-cell office:value-type="string" table:style-name="ce6">
            <text:p>Órgão público, setor, departamento ou empresa que recebeu o processo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Data/Hora da movimentação</text:p>
          </table:table-cell>
          <table:table-cell office:value-type="string" table:style-name="ce6">
            <text:p>Data e Hora da movimentação.</text:p>
          </table:table-cell>
          <table:table-cell office:value-type="string" table:style-name="ce6">
            <text:p>Data/Hora</text:p>
          </table:table-cell>
          <table:table-cell office:value-type="string" table:style-name="ce6">
            <text:p>DD/MM/AAAA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Data de recebimento</text:p>
          </table:table-cell>
          <table:table-cell office:value-type="string" table:style-name="ce6">
            <text:p>Data do recebimento do processo.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DD/MM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Motivo</text:p>
          </table:table-cell>
          <table:table-cell office:value-type="string" table:style-name="ce6">
            <text:p>Motivo de abertura do processo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 da empresa</text:p>
          </table:table-cell>
          <table:table-cell office:value-type="string" table:style-name="ce6">
            <text:p>Nome da empresa que abriu o processo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6380" table:default-cell-style-name="ce8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">
            <text:p>Versão</text:p>
          </table:table-cell>
          <table:table-cell office:value-type="string" table:style-name="ce9">
            <text:p>Data</text:p>
          </table:table-cell>
          <table:table-cell office:value-type="string" table:style-name="ce9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0">
            <text:p>metadados-sicop.ods</text:p>
          </table:table-cell>
          <table:table-cell office:value-type="date" office:date-value="2025-02-04T00:00:00" table:style-name="ce11">
            <text:p>04/02/2025</text:p>
          </table:table-cell>
          <table:table-cell office:value-type="string" table:style-name="ce10">
            <text:p>Alteração do catálogo de origem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0">
            <text:p>metadados-sicop.ods</text:p>
          </table:table-cell>
          <table:table-cell office:value-type="date" office:date-value="2025-09-15T00:00:00" table:style-name="ce11">
            <text:p>15/09/2025</text:p>
          </table:table-cell>
          <table:table-cell office:value-type="string" table:style-name="ce10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0">
            <text:p>metadados-sicop.xlsx</text:p>
          </table:table-cell>
          <table:table-cell office:value-type="date" office:date-value="2022-07-10T00:00:00" table:style-name="ce11">
            <text:p>10/07/2022</text:p>
          </table:table-cell>
          <table:table-cell office:value-type="string" table:style-name="ce10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ICOP.B8:SICOP.B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9:40:33Z</dc:date>
    <meta:user-defined meta:name="ContentTypeId">0x0101007F90970817AB094498C3AA5A6A47EEDA</meta:user-defined>
    <meta:user-defined meta:name="MediaServiceImageTags"/>
  </office:meta>
</office:document-meta>
</file>